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3-0)</text:p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Col. of Charleston (2-1)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23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Col. of Charlest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4</text:p>
          </table:table-cell>
          <table:table-cell office:value-type="string">
            <text:p>.15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.21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030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18</text:p>
          </table:table-cell>
          <table:table-cell office:value-type="string">
            <text:p>156</text:p>
          </table:table-cell>
          <table:table-cell office:value-type="string">
            <text:p>.256</text:p>
          </table:table-cell>
          <table:table-cell office:value-type="string">
            <text:p>5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76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3.0</text:p>
          </table:table-cell>
        </table:table-row>
      </table:table>
      <table:table table:name="Sheet 3">
        <table:table-row>
          <table:table-cell office:value-type="string">
            <text:p>Col. of Charlest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EDDERSEN, Jan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ADISON, Kennedy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0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RENNAN, Rian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ANUSKY, Log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, Devo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.0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ECKMAN, Alli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HODES, McKal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TUCKER, Natali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FREED, Lauren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MUMMEY, Krissy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MURPHY, Megha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3</text:p>
          </table:table-cell>
          <table:table-cell office:value-type="string">
            <text:p>24</text:p>
          </table:table-cell>
          <table:table-cell office:value-type="string">
            <text:p>162</text:p>
          </table:table-cell>
          <table:table-cell office:value-type="string">
            <text:p>.179</text:p>
          </table:table-cell>
          <table:table-cell office:value-type="string">
            <text:p>5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71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